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FileFinder.handleDirectoryEnd( File directory , int depth , Collection resul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FileFinder.handleFile( File file , int depth , Collection res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FileFinder.getFil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ntFileFinder.fin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ntFileFinder.getDirectory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ntFileFinder.FontFile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FileFinder.handleDirectory( File directory , int depth , Collection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FileFinder.find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ntFileFinder.FontFileFinder( int depth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